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Dafault">
      <style:text-properties style:font-name="Calibri" style:font-name-complex="Calibri1" style:font-size-complex="11pt" style:font-weight-complex="bold"/>
    </style:style>
    <style:style style:name="P2" style:family="paragraph" style:parent-style-name="Dafault">
      <style:paragraph-properties fo:text-align="center" style:justify-single-word="false"/>
    </style:style>
    <style:style style:name="P3" style:family="paragraph" style:parent-style-name="Lista_5f_level_5f_1">
      <style:paragraph-properties fo:margin-left="6.6mm" fo:margin-right="0mm" fo:text-indent="-6.35mm" style:auto-text-indent="false"/>
    </style:style>
    <style:style style:name="P4" style:family="paragraph" style:parent-style-name="Lista_5f_level_5f_1">
      <style:paragraph-properties fo:margin-left="12.51mm" fo:margin-right="0mm" fo:margin-top="0mm" fo:margin-bottom="0mm" loext:contextual-spacing="false" fo:text-indent="0mm" style:auto-text-indent="false">
        <style:tab-stops>
          <style:tab-stop style:position="6.6mm"/>
        </style:tab-stops>
      </style:paragraph-properties>
    </style:style>
    <style:style style:name="P5" style:family="paragraph" style:parent-style-name="Lista_5f_level_5f_1">
      <style:paragraph-properties fo:margin-left="12.51mm" fo:margin-right="0mm" fo:margin-top="0mm" fo:margin-bottom="0mm" loext:contextual-spacing="false" fo:text-indent="0mm" style:auto-text-indent="false">
        <style:tab-stops>
          <style:tab-stop style:position="6.6mm"/>
        </style:tab-stops>
      </style:paragraph-properties>
      <style:text-properties style:font-name="Calibri" style:font-name-complex="Calibri1" style:font-size-complex="11pt"/>
    </style:style>
    <style:style style:name="P6" style:family="paragraph" style:parent-style-name="Standard">
      <style:paragraph-properties fo:margin-left="12.51mm" fo:margin-right="0mm" fo:margin-top="0mm" fo:margin-bottom="0mm" loext:contextual-spacing="false" fo:line-height="100%" fo:text-align="justify" style:justify-single-word="false" fo:hyphenation-ladder-count="no-limit" fo:text-indent="0mm" style:auto-text-indent="false"/>
      <style:text-properties style:font-name="Calibri" style:font-name-complex="Calibri1" fo:hyphenate="false" fo:hyphenation-remain-char-count="2" fo:hyphenation-push-char-count="2" loext:hyphenation-no-caps="false"/>
    </style:style>
    <style:style style:name="P7" style:family="paragraph" style:parent-style-name="Lista_5f_level_5f_1">
      <style:paragraph-properties fo:margin-left="7.51mm" fo:margin-right="0mm" fo:text-indent="0mm" style:auto-text-indent="false"/>
      <style:text-properties style:font-name="Calibri" style:font-name-complex="Calibri1"/>
    </style:style>
    <style:style style:name="P8" style:family="paragraph" style:parent-style-name="Lista_5f_level_5f_1">
      <style:paragraph-properties fo:margin-left="6.35mm" fo:margin-right="0mm" fo:margin-top="0mm" fo:margin-bottom="0mm" loext:contextual-spacing="false" fo:text-indent="-6.35mm" style:auto-text-indent="false">
        <style:tab-stops>
          <style:tab-stop style:position="15.01mm"/>
        </style:tab-stops>
      </style:paragraph-properties>
      <style:text-properties style:font-name="Calibri" fo:font-weight="bold" style:font-weight-asian="bold" style:font-name-complex="Calibri1" style:font-size-complex="11pt"/>
    </style:style>
    <style:style style:name="P9" style:family="paragraph" style:parent-style-name="Lista_5f_level_5f_2">
      <style:paragraph-properties fo:line-height="100%">
        <style:tab-stops/>
      </style:paragraph-properties>
      <style:text-properties style:font-name="Calibri" style:font-name-complex="Calibri1" style:font-size-complex="11pt"/>
    </style:style>
    <style:style style:name="P10" style:family="paragraph" style:parent-style-name="Lista_5f_level_5f_2">
      <style:paragraph-properties fo:margin-left="12.7mm" fo:margin-right="0mm" fo:line-height="100%" fo:text-indent="-0.19mm" style:auto-text-indent="false">
        <style:tab-stops/>
      </style:paragraph-properties>
      <style:text-properties style:font-name="Calibri" style:font-name-complex="Calibri1" style:font-size-complex="11pt"/>
    </style:style>
    <style:style style:name="P11" style:family="paragraph" style:parent-style-name="Lista_5f_level_5f_2">
      <style:paragraph-properties fo:margin-left="6.35mm" fo:margin-right="0mm" fo:text-indent="0mm" style:auto-text-indent="false">
        <style:tab-stops/>
      </style:paragraph-properties>
      <style:text-properties fo:font-weight="bold" style:font-weight-asian="bold"/>
    </style:style>
    <style:style style:name="P12" style:family="paragraph" style:parent-style-name="Lista_5f_level_5f_2">
      <style:paragraph-properties fo:margin-left="18.59mm" fo:margin-right="0mm" fo:text-indent="-6.35mm" style:auto-text-indent="false"/>
    </style:style>
    <style:style style:name="P13" style:family="paragraph" style:parent-style-name="No_20_Spacing">
      <style:paragraph-properties fo:margin-left="12.49mm" fo:margin-right="0mm" fo:text-indent="0mm" style:auto-text-indent="false"/>
      <style:text-properties style:font-name="Calibri" fo:font-size="11pt" style:font-size-asian="11pt" style:font-name-complex="Calibri1" style:font-size-complex="11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60.02mm" style:type="right" style:leader-style="solid" style:leader-text="_"/>
        </style:tab-stops>
      </style:paragraph-properties>
    </style:style>
    <style:style style:name="P15" style:family="paragraph" style:parent-style-name="Standard">
      <style:paragraph-properties fo:margin-top="0mm" fo:margin-bottom="0mm" loext:contextual-spacing="false"/>
    </style:style>
    <style:style style:name="P16" style:family="paragraph" style:parent-style-name="Standard">
      <style:paragraph-properties fo:margin-top="0mm" fo:margin-bottom="0mm" loext:contextual-spacing="false" fo:line-height="100%" fo:text-align="justify" style:justify-single-word="false" fo:hyphenation-ladder-count="no-limit"/>
      <style:text-properties style:font-name="Calibri" style:font-name-complex="Calibri1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top="0mm" fo:margin-bottom="0mm" loext:contextual-spacing="false" fo:line-height="100%" fo:text-align="justify" style:justify-single-word="false" fo:hyphenation-ladder-count="no-limit"/>
      <style:text-properties fo:hyphenate="false" fo:hyphenation-remain-char-count="2" fo:hyphenation-push-char-count="2" loext:hyphenation-no-caps="false"/>
    </style:style>
    <style:style style:name="P18" style:family="paragraph" style:parent-style-name="Text_20_body">
      <style:paragraph-properties fo:margin-left="7.62mm" fo:margin-right="0mm" fo:margin-top="0mm" fo:margin-bottom="0mm" loext:contextual-spacing="false" fo:text-align="justify" style:justify-single-word="false" fo:text-indent="0mm" style:auto-text-indent="false">
        <style:tab-stops>
          <style:tab-stop style:position="40.02mm" style:type="center"/>
          <style:tab-stop style:position="129.65mm" style:type="center"/>
        </style:tab-stops>
      </style:paragraph-properties>
      <style:text-properties style:text-position="super 58%" style:font-name="Calibri" style:font-name-complex="Calibri1"/>
    </style:style>
    <style:style style:name="P19" style:family="paragraph" style:parent-style-name="Styl1" style:master-page-name="Standard">
      <style:paragraph-properties fo:margin-top="2.12mm" fo:margin-bottom="0mm" loext:contextual-spacing="false" fo:text-align="end" style:justify-single-word="false" fo:orphans="2" fo:widows="2" style:page-number="auto"/>
      <style:text-properties style:font-name="Calibri" fo:font-size="11pt" style:text-underline-style="solid" style:text-underline-width="auto" style:text-underline-color="font-color" style:font-size-asian="11pt" style:font-name-complex="Calibri1" style:font-size-complex="11pt" style:font-weight-complex="bold"/>
    </style:style>
    <style:style style:name="P20" style:family="paragraph" style:parent-style-name="No_20_Spacing">
      <style:paragraph-properties fo:margin-left="12.49mm" fo:margin-right="0mm" fo:text-indent="0mm" style:auto-text-indent="false"/>
      <style:text-properties style:font-name="Calibri" fo:font-size="11pt" style:font-size-asian="11pt" style:font-name-complex="Calibri1" style:font-size-complex="11pt"/>
    </style:style>
    <style:style style:name="P21" style:family="paragraph" style:parent-style-name="Dafault">
      <style:text-properties style:font-name="Calibri" style:font-name-complex="Calibri1" style:font-size-complex="11pt"/>
    </style:style>
    <style:style style:name="P22" style:family="paragraph" style:parent-style-name="Dafault">
      <style:text-properties style:font-name="Calibri" style:font-name-complex="Calibri1" style:font-size-complex="11pt" style:font-weight-complex="bold"/>
    </style:style>
    <style:style style:name="P23" style:family="paragraph" style:parent-style-name="Dafault">
      <style:paragraph-properties fo:text-align="center" style:justify-single-word="false"/>
      <style:text-properties style:font-name="Calibri" style:font-name-complex="Calibri1" style:font-size-complex="11pt" style:font-weight-complex="bold"/>
    </style:style>
    <style:style style:name="P24" style:family="paragraph" style:parent-style-name="Dafault">
      <style:text-properties style:font-name="Calibri" fo:font-weight="bold" style:font-weight-asian="bold" style:font-name-complex="Calibri1" style:font-size-complex="11pt"/>
    </style:style>
    <style:style style:name="P25" style:family="paragraph" style:parent-style-name="Dafault">
      <style:paragraph-properties fo:text-align="center" style:justify-single-word="false"/>
      <style:text-properties style:font-name="Calibri" fo:font-weight="bold" style:font-weight-asian="bold" style:font-name-complex="Calibri1" style:font-size-complex="11pt" style:font-weight-complex="bold"/>
    </style:style>
    <style:style style:name="P26" style:family="paragraph" style:parent-style-name="Dafault">
      <style:paragraph-properties fo:text-align="center" style:justify-single-word="false"/>
      <style:text-properties style:font-name="Calibri" fo:font-weight="bold" style:font-weight-asian="bold" style:font-name-complex="Calibri1"/>
    </style:style>
    <style:style style:name="P27" style:family="paragraph" style:parent-style-name="Dafault">
      <style:text-properties style:font-name="Calibri" style:font-name-asian="Calibri1" style:font-name-complex="Calibri1" style:font-size-complex="11pt"/>
    </style:style>
    <style:style style:name="P28" style:family="paragraph" style:parent-style-name="Dafault">
      <style:paragraph-properties fo:margin-left="0mm" fo:margin-right="0mm" fo:text-indent="12.49mm" style:auto-text-indent="false"/>
      <style:text-properties style:font-name="Calibri" fo:language="en" fo:country="US" style:font-name-complex="Calibri1"/>
    </style:style>
    <style:style style:name="P29" style:family="paragraph" style:parent-style-name="Dafault">
      <style:paragraph-properties fo:margin-left="0mm" fo:margin-right="0mm" fo:text-indent="12.49mm" style:auto-text-indent="false"/>
      <style:text-properties style:font-name="Calibri" fo:language="en" fo:country="US" style:font-name-complex="Calibri1" style:font-size-complex="11pt"/>
    </style:style>
    <style:style style:name="P30" style:family="paragraph" style:parent-style-name="Dafault" style:list-style-name="WWNum5">
      <style:paragraph-properties fo:margin-left="12.51mm" fo:margin-right="0mm" fo:text-indent="-4.99mm" style:auto-text-indent="false"/>
    </style:style>
    <style:style style:name="P31" style:family="paragraph" style:parent-style-name="Dafault" style:list-style-name="WWNum5">
      <style:paragraph-properties fo:margin-left="12.51mm" fo:margin-right="0mm" fo:text-indent="-4.99mm" style:auto-text-indent="false"/>
      <style:text-properties style:font-name="Calibri" style:font-name-complex="Calibri1" style:font-size-complex="11pt"/>
    </style:style>
    <style:style style:name="P32" style:family="paragraph" style:parent-style-name="Dafault">
      <style:paragraph-properties fo:margin-left="0mm" fo:margin-right="0mm" fo:text-align="center" style:justify-single-word="false" fo:text-indent="3.4mm" style:auto-text-indent="false"/>
      <style:text-properties style:font-name="Calibri" fo:font-weight="bold" style:font-weight-asian="bold" style:font-name-complex="Calibri1" style:font-size-complex="11pt"/>
    </style:style>
    <style:style style:name="P33" style:family="paragraph" style:parent-style-name="Dafault">
      <style:paragraph-properties fo:margin-left="7.62mm" fo:margin-right="0mm" fo:text-indent="0mm" style:auto-text-indent="false">
        <style:tab-stops>
          <style:tab-stop style:position="39.39mm" style:type="center"/>
          <style:tab-stop style:position="129.65mm" style:type="center"/>
        </style:tab-stops>
      </style:paragraph-properties>
      <style:text-properties style:font-name="Calibri" style:font-name-complex="Calibri1"/>
    </style:style>
    <style:style style:name="P34" style:family="paragraph" style:parent-style-name="Lista_5f_level_5f_1">
      <style:paragraph-properties fo:margin-left="12.7mm" fo:margin-right="0mm" fo:margin-top="0mm" fo:margin-bottom="0mm" loext:contextual-spacing="false" fo:line-height="100%" fo:text-align="start" style:justify-single-word="false" fo:text-indent="-12.7mm" style:auto-text-indent="false">
        <style:tab-stops>
          <style:tab-stop style:position="6.6mm"/>
        </style:tab-stops>
      </style:paragraph-properties>
      <style:text-properties style:font-name="Calibri" style:font-name-complex="Calibri1" style:font-size-complex="11pt"/>
    </style:style>
    <style:style style:name="P35" style:family="paragraph" style:parent-style-name="Lista_5f_level_5f_1" style:list-style-name="WWNum5">
      <style:paragraph-properties fo:margin-left="12.51mm" fo:margin-right="0mm" fo:margin-top="0mm" fo:margin-bottom="0mm" loext:contextual-spacing="false" fo:text-indent="-6.3mm" style:auto-text-indent="false">
        <style:tab-stops>
          <style:tab-stop style:position="6.6mm"/>
        </style:tab-stops>
      </style:paragraph-properties>
    </style:style>
    <style:style style:name="P36" style:family="paragraph" style:parent-style-name="Lista_5f_level_5f_1" style:list-style-name="WWNum5">
      <style:paragraph-properties fo:margin-left="12.51mm" fo:margin-right="0mm" fo:margin-top="0mm" fo:margin-bottom="0mm" loext:contextual-spacing="false" fo:text-indent="-6.3mm" style:auto-text-indent="false">
        <style:tab-stops>
          <style:tab-stop style:position="6.6mm"/>
        </style:tab-stops>
      </style:paragraph-properties>
      <style:text-properties style:font-name="Calibri" style:font-name-complex="Calibri1" style:font-size-complex="11pt"/>
    </style:style>
    <style:style style:name="P37" style:family="paragraph" style:parent-style-name="Lista_5f_level_5f_1" style:list-style-name="WWNum2">
      <style:paragraph-properties fo:margin-left="10mm" fo:margin-right="0mm" fo:text-indent="-2.49mm" style:auto-text-indent="false">
        <style:tab-stops>
          <style:tab-stop style:position="10mm"/>
        </style:tab-stops>
      </style:paragraph-properties>
    </style:style>
    <style:style style:name="P38" style:family="paragraph" style:parent-style-name="Lista_5f_level_5f_1" style:list-style-name="WWNum2">
      <style:paragraph-properties fo:margin-left="10mm" fo:margin-right="0mm" fo:text-indent="-2.49mm" style:auto-text-indent="false">
        <style:tab-stops>
          <style:tab-stop style:position="12.51mm"/>
        </style:tab-stops>
      </style:paragraph-properties>
    </style:style>
    <style:style style:name="P39" style:family="paragraph" style:parent-style-name="Lista_5f_level_5f_1" style:list-style-name="WWNum3">
      <style:paragraph-properties fo:margin-left="12.51mm" fo:margin-right="0mm" fo:text-indent="-4.99mm" style:auto-text-indent="false">
        <style:tab-stops>
          <style:tab-stop style:position="12.51mm"/>
        </style:tab-stops>
      </style:paragraph-properties>
    </style:style>
    <style:style style:name="P40" style:family="paragraph" style:parent-style-name="Lista_5f_level_5f_1" style:list-style-name="WWNum3">
      <style:paragraph-properties fo:margin-left="6.6mm" fo:margin-right="0mm" fo:text-indent="0.92mm" style:auto-text-indent="false">
        <style:tab-stops>
          <style:tab-stop style:position="6.6mm"/>
        </style:tab-stops>
      </style:paragraph-properties>
    </style:style>
    <style:style style:name="P41" style:family="paragraph" style:parent-style-name="Lista_5f_level_5f_1" style:list-style-name="WWNum8">
      <style:paragraph-properties fo:margin-left="15.01mm" fo:margin-right="0mm" fo:margin-top="0mm" fo:margin-bottom="0mm" loext:contextual-spacing="false" fo:text-indent="-5.01mm" style:auto-text-indent="false"/>
    </style:style>
    <style:style style:name="P42" style:family="paragraph" style:parent-style-name="Lista_5f_level_5f_1" style:list-style-name="WWNum8">
      <style:paragraph-properties fo:margin-left="15.01mm" fo:margin-right="0mm" fo:margin-top="0mm" fo:margin-bottom="0mm" loext:contextual-spacing="false" fo:text-indent="-5.01mm" style:auto-text-indent="false">
        <style:tab-stops>
          <style:tab-stop style:position="15.01mm"/>
        </style:tab-stops>
      </style:paragraph-properties>
      <style:text-properties style:font-name="Calibri" style:font-name-complex="Calibri1"/>
    </style:style>
    <style:style style:name="P43" style:family="paragraph" style:parent-style-name="Lista_5f_level_5f_2">
      <style:paragraph-properties fo:margin-left="7.51mm" fo:margin-right="0mm" fo:line-height="100%" fo:text-align="start" style:justify-single-word="false" fo:text-indent="0mm" style:auto-text-indent="false">
        <style:tab-stops/>
      </style:paragraph-properties>
      <style:text-properties style:font-name="Calibri" style:font-name-complex="Calibri1" style:font-size-complex="11pt"/>
    </style:style>
    <style:style style:name="P44" style:family="paragraph" style:parent-style-name="Lista_5f_level_5f_2">
      <style:paragraph-properties fo:margin-left="12.7mm" fo:margin-right="0mm" fo:line-height="100%" fo:text-indent="-0.19mm" style:auto-text-indent="false">
        <style:tab-stops/>
      </style:paragraph-properties>
      <style:text-properties style:font-name="Calibri" style:font-name-complex="Calibri1" style:font-size-complex="11pt"/>
    </style:style>
    <style:style style:name="P45" style:family="paragraph" style:parent-style-name="Lista_5f_level_5f_2" style:list-style-name="WWNum1"/>
    <style:style style:name="P46" style:family="paragraph" style:parent-style-name="Lista_5f_level_5f_2" style:list-style-name="WWNum1">
      <style:paragraph-properties fo:line-height="100%"/>
      <style:text-properties style:font-name="Calibri" style:font-name-complex="Calibri1" style:font-size-complex="11pt"/>
    </style:style>
    <style:style style:name="P47" style:family="paragraph" style:parent-style-name="Lista_5f_level_5f_2" style:list-style-name="WWNum1">
      <style:text-properties style:font-name="Calibri" style:font-name-complex="Calibri1" style:font-size-complex="11pt"/>
    </style:style>
    <style:style style:name="P48" style:family="paragraph" style:parent-style-name="Lista_5f_level_5f_2" style:list-style-name="WWNum1">
      <style:text-properties style:font-name="Calibri" style:font-name-complex="Calibri1"/>
    </style:style>
    <style:style style:name="P49" style:family="paragraph" style:parent-style-name="Lista_5f_level_5f_2" style:list-style-name="WWNum3">
      <style:paragraph-properties>
        <style:tab-stops/>
      </style:paragraph-properties>
    </style:style>
    <style:style style:name="P50" style:family="paragraph" style:parent-style-name="Lista_5f_level_5f_2" style:list-style-name="WWNum9">
      <style:paragraph-properties fo:margin-left="17.52mm" fo:margin-right="0mm" fo:text-indent="-12.35mm" style:auto-text-indent="false">
        <style:tab-stops/>
      </style:paragraph-properties>
      <style:text-properties style:font-name="Calibri" style:font-name-complex="Calibri1"/>
    </style:style>
    <style:style style:name="P51" style:family="paragraph" style:parent-style-name="Lista_5f_level_5f_2" style:list-style-name="WWNum9">
      <style:paragraph-properties fo:margin-left="10mm" fo:margin-right="0mm" fo:text-indent="0mm" style:auto-text-indent="false"/>
    </style:style>
    <style:style style:name="P52" style:family="paragraph" style:parent-style-name="Lista_5f_level_5f_2">
      <style:paragraph-properties fo:margin-left="18.59mm" fo:margin-right="0mm" fo:text-indent="-6.35mm" style:auto-text-indent="false"/>
      <style:text-properties style:font-name="Calibri" style:font-name-complex="Calibri1"/>
    </style:style>
    <style:style style:name="P53" style:family="paragraph" style:parent-style-name="Lista_5f_level_5f_2">
      <style:paragraph-properties fo:margin-left="18.59mm" fo:margin-right="0mm" fo:text-indent="-6.35mm" style:auto-text-indent="false">
        <style:tab-stops/>
      </style:paragraph-properties>
      <style:text-properties style:font-name="Calibri" style:font-name-complex="Calibri1"/>
    </style:style>
    <style:style style:name="P54" style:family="paragraph" style:parent-style-name="Standard">
      <style:paragraph-properties fo:text-align="center" style:justify-single-word="false"/>
      <style:text-properties style:font-name="Calibri" fo:font-weight="bold" style:font-weight-asian="bold" style:font-name-complex="Calibri1" style:font-weight-complex="bold"/>
    </style:style>
    <style:style style:name="P55" style:family="paragraph" style:parent-style-name="Standard">
      <style:paragraph-properties fo:text-align="center" style:justify-single-word="false"/>
      <style:text-properties style:font-name="Calibri" fo:font-weight="bold" style:font-weight-asian="bold" style:font-name-complex="Calibri1"/>
    </style:style>
    <style:style style:name="P56" style:family="paragraph" style:parent-style-name="Standard">
      <style:paragraph-properties fo:margin-left="7.62mm" fo:margin-right="0mm" fo:text-align="center" style:justify-single-word="false" fo:text-indent="0mm" style:auto-text-indent="false"/>
      <style:text-properties style:font-name="Calibri" fo:font-weight="bold" style:font-weight-asian="bold" style:font-name-complex="Calibri1"/>
    </style:style>
    <style:style style:name="P57" style:family="paragraph" style:parent-style-name="Standard" style:list-style-name="WWNum1">
      <style:paragraph-properties fo:margin-left="12.7mm" fo:margin-right="1.27mm" fo:margin-top="0mm" fo:margin-bottom="0mm" loext:contextual-spacing="false" fo:line-height="100%" fo:text-align="justify" style:justify-single-word="false" fo:hyphenation-ladder-count="no-limit" fo:text-indent="-6.35mm" style:auto-text-indent="false"/>
      <style:text-properties fo:hyphenate="false" fo:hyphenation-remain-char-count="2" fo:hyphenation-push-char-count="2" loext:hyphenation-no-caps="false"/>
    </style:style>
    <style:style style:name="P58" style:family="paragraph" style:parent-style-name="Standard" style:list-style-name="WWNum5">
      <style:paragraph-properties fo:margin-left="12.51mm" fo:margin-right="0mm" fo:margin-top="0mm" fo:margin-bottom="0mm" loext:contextual-spacing="false" fo:line-height="100%" fo:text-align="justify" style:justify-single-word="false" fo:hyphenation-ladder-count="no-limit" fo:text-indent="-4.99mm" style:auto-text-indent="false"/>
      <style:text-properties style:font-name="Calibri" fo:font-weight="bold" style:font-weight-asian="bold" style:font-name-complex="Calibri1" fo:hyphenate="false" fo:hyphenation-remain-char-count="2" fo:hyphenation-push-char-count="2" loext:hyphenation-no-caps="false"/>
    </style:style>
    <style:style style:name="P59" style:family="paragraph" style:parent-style-name="Standard" style:list-style-name="WWNum5">
      <style:paragraph-properties fo:margin-left="12.51mm" fo:margin-right="0mm" fo:margin-top="0mm" fo:margin-bottom="0mm" loext:contextual-spacing="false" fo:line-height="100%" fo:text-align="justify" style:justify-single-word="false" fo:hyphenation-ladder-count="no-limit" fo:text-indent="-4.99mm" style:auto-text-indent="false"/>
      <style:text-properties style:font-name="Calibri" style:font-name-complex="Calibri1" fo:hyphenate="false" fo:hyphenation-remain-char-count="2" fo:hyphenation-push-char-count="2" loext:hyphenation-no-caps="false"/>
    </style:style>
    <style:style style:name="P60" style:family="paragraph" style:parent-style-name="Standard">
      <style:paragraph-properties fo:margin-left="12.51mm" fo:margin-right="0mm" fo:text-align="justify" style:justify-single-word="false" fo:text-indent="-4.99mm" style:auto-text-indent="false"/>
      <style:text-properties style:font-name="Calibri" style:font-name-complex="Calibri1"/>
    </style:style>
    <style:style style:name="P61" style:family="paragraph" style:parent-style-name="Standard">
      <style:paragraph-properties fo:margin-top="0mm" fo:margin-bottom="0mm" loext:contextual-spacing="false" fo:text-align="center" style:justify-single-word="false"/>
      <style:text-properties fo:color="#000000" style:font-name="Calibri" fo:font-weight="bold" style:font-weight-asian="bold" style:font-name-complex="Calibri1"/>
    </style:style>
    <style:style style:name="P62" style:family="paragraph" style:parent-style-name="Standard">
      <style:paragraph-properties fo:margin-top="0mm" fo:margin-bottom="0mm" loext:contextual-spacing="false" fo:text-align="center" style:justify-single-word="false"/>
      <style:text-properties style:font-name="Calibri" fo:font-weight="bold" style:font-weight-asian="bold" style:font-name-complex="Calibri1"/>
    </style:style>
    <style:style style:name="P63" style:family="paragraph" style:parent-style-name="Standard">
      <style:paragraph-properties fo:margin-top="0mm" fo:margin-bottom="0mm" loext:contextual-spacing="false"/>
      <style:text-properties style:font-name="Calibri" fo:font-size="9pt" style:font-size-asian="9pt" style:font-name-complex="Calibri1" style:font-size-complex="9pt" style:font-weight-complex="bold"/>
    </style:style>
    <style:style style:name="P64" style:family="paragraph" style:parent-style-name="Standard">
      <style:paragraph-properties fo:margin-left="12.51mm" fo:margin-right="0mm" fo:text-align="justify" style:justify-single-word="false" fo:text-indent="-5.89mm" style:auto-text-indent="false"/>
      <style:text-properties style:font-name="Calibri" style:font-name-complex="Calibri1"/>
    </style:style>
    <style:style style:name="P65" style:family="paragraph" style:parent-style-name="Standard" style:list-style-name="WWNum10">
      <style:paragraph-properties fo:margin-left="0mm" fo:margin-right="0mm" fo:margin-top="0mm" fo:margin-bottom="0mm" loext:contextual-spacing="false" fo:line-height="100%" fo:text-align="justify" style:justify-single-word="false" fo:hyphenation-ladder-count="no-limit" fo:text-indent="0.9mm" style:auto-text-indent="false"/>
      <style:text-properties style:font-name="Calibri" style:font-name-complex="Calibri1" fo:hyphenate="false" fo:hyphenation-remain-char-count="2" fo:hyphenation-push-char-count="2" loext:hyphenation-no-caps="false"/>
    </style:style>
    <style:style style:name="P66" style:family="paragraph" style:parent-style-name="Standard">
      <style:paragraph-properties fo:margin-left="17.52mm" fo:margin-right="0mm" fo:margin-top="0mm" fo:margin-bottom="0mm" loext:contextual-spacing="false" fo:text-align="justify" style:justify-single-word="false" fo:text-indent="-2.5mm" style:auto-text-indent="false"/>
      <style:text-properties style:font-name="Calibri" style:font-name-complex="Calibri1"/>
    </style:style>
    <style:style style:name="P67" style:family="paragraph" style:parent-style-name="Standard">
      <style:paragraph-properties fo:margin-left="17.46mm" fo:margin-right="0mm" fo:margin-top="0mm" fo:margin-bottom="0mm" loext:contextual-spacing="false" fo:text-align="justify" style:justify-single-word="false" fo:text-indent="-2.45mm" style:auto-text-indent="false"/>
      <style:text-properties style:font-name="Calibri" style:font-name-complex="Calibri1"/>
    </style:style>
    <style:style style:name="P68" style:family="paragraph" style:parent-style-name="Standard" style:list-style-name="WWNum4">
      <style:paragraph-properties fo:margin-left="17.52mm" fo:margin-right="0mm" fo:margin-top="0mm" fo:margin-bottom="0mm" loext:contextual-spacing="false" fo:line-height="100%" fo:text-align="justify" style:justify-single-word="false" fo:hyphenation-ladder-count="no-limit" fo:text-indent="-6.49mm" style:auto-text-indent="false"/>
      <style:text-properties fo:color="#000000" style:font-name="Calibri" style:font-name-complex="Calibri1" fo:hyphenate="false" fo:hyphenation-remain-char-count="2" fo:hyphenation-push-char-count="2" loext:hyphenation-no-caps="false"/>
    </style:style>
    <style:style style:name="P69" style:family="paragraph" style:parent-style-name="Standard" style:list-style-name="WWNum4">
      <style:paragraph-properties fo:margin-left="17.52mm" fo:margin-right="0mm" fo:margin-top="0mm" fo:margin-bottom="0mm" loext:contextual-spacing="false" fo:line-height="100%" fo:text-align="justify" style:justify-single-word="false" fo:hyphenation-ladder-count="no-limit" fo:text-indent="-6.49mm" style:auto-text-indent="false"/>
      <style:text-properties style:font-name="Calibri" style:font-name-complex="Calibri1" fo:hyphenate="false" fo:hyphenation-remain-char-count="2" fo:hyphenation-push-char-count="2" loext:hyphenation-no-caps="false"/>
    </style:style>
    <style:style style:name="T1" style:family="text">
      <style:text-properties style:font-name="Calibri" fo:font-weight="bold" style:font-weight-asian="bold" style:font-name-complex="Calibri1"/>
    </style:style>
    <style:style style:name="T2" style:family="text">
      <style:text-properties style:font-name="Calibri" fo:font-weight="bold" style:font-weight-asian="bold" style:font-name-complex="Calibri1" style:font-weight-complex="bold"/>
    </style:style>
    <style:style style:name="T3" style:family="text">
      <style:text-properties style:font-name="Calibri" fo:font-weight="bold" officeooo:rsid="0005199b" style:font-weight-asian="bold" style:font-name-complex="Calibri1" style:font-weight-complex="bold"/>
    </style:style>
    <style:style style:name="T4" style:family="text">
      <style:text-properties style:font-name="Calibri" style:font-name-complex="Calibri1"/>
    </style:style>
    <style:style style:name="T5" style:family="text">
      <style:text-properties style:font-name="Calibri" style:font-name-complex="Calibri1" style:font-size-complex="11pt"/>
    </style:style>
    <style:style style:name="T6" style:family="text">
      <style:text-properties style:font-name="Calibri" style:font-name-complex="Calibri1" style:font-size-complex="11pt" style:font-weight-complex="bold"/>
    </style:style>
    <style:style style:name="T7" style:family="text">
      <style:text-properties style:font-name="Calibri" officeooo:rsid="0005199b" style:font-name-complex="Calibri1" style:font-size-complex="11pt"/>
    </style:style>
    <style:style style:name="T8" style:family="text">
      <style:text-properties style:font-name="Calibri" style:font-name-asian="TimesNewRoman" style:font-name-complex="Calibri1"/>
    </style:style>
    <style:style style:name="T9" style:family="text">
      <style:text-properties style:font-name="Calibri" style:font-name-asian="TimesNewRoman" style:font-name-complex="Calibri1" style:font-size-complex="11pt"/>
    </style:style>
    <style:style style:name="T10" style:family="text">
      <style:text-properties style:font-name="Calibri" style:font-name-asian="TimesNewRoman" style:language-asian="pl" style:country-asian="PL" style:font-name-complex="Calibri1"/>
    </style:style>
    <style:style style:name="T11" style:family="text">
      <style:text-properties style:font-name="Calibri" style:font-name-asian="Calibri1" style:font-name-complex="Calibri1" style:font-size-complex="11pt"/>
    </style:style>
    <style:style style:name="T12" style:family="text">
      <style:text-properties style:font-name="Calibri" style:letter-kerning="true" style:language-asian="ar" style:country-asian="SA" style:font-name-complex="Calibri1" style:font-size-complex="10pt"/>
    </style:style>
    <style:style style:name="T13" style:family="text">
      <style:text-properties style:font-name="Calibri" officeooo:rsid="0005199b" style:letter-kerning="true" style:font-name-asian="Arial1" style:language-asian="zh" style:country-asian="CN" style:font-name-complex="Calibri1" style:font-size-complex="11pt"/>
    </style:style>
    <style:style style:name="T14" style:family="text">
      <style:text-properties style:font-name="Calibri" style:text-underline-style="solid" style:text-underline-width="auto" style:text-underline-color="font-color" style:font-name-complex="Calibri1"/>
    </style:style>
    <style:style style:name="T15" style:family="text">
      <style:text-properties style:font-name="Calibri" fo:language="en" fo:country="US" style:font-name-complex="Calibri1"/>
    </style:style>
    <style:style style:name="T16" style:family="text">
      <style:text-properties style:font-name="Calibri" style:language-asian="pl" style:country-asian="PL" style:font-name-complex="Calibri1"/>
    </style:style>
    <style:style style:name="T17" style:family="text">
      <style:text-properties style:font-name="Calibri" fo:font-size="9pt" fo:font-style="italic" style:font-size-asian="9pt" style:font-style-asian="italic" style:font-name-complex="Calibri1" style:font-size-complex="9pt" style:font-weight-complex="bold"/>
    </style:style>
    <style:style style:name="T18" style:family="text">
      <style:text-properties fo:color="#1a1a1a" style:font-name="Calibri" style:language-asian="pl" style:country-asian="PL" style:font-name-complex="Calibri1" style:font-size-complex="11pt"/>
    </style:style>
    <style:style style:name="T19" style:family="text">
      <style:text-properties style:font-name="Arial" fo:font-size="10pt" style:font-name-asian="Times New Roman1" style:font-size-asian="10pt" style:font-name-complex="Arial1" style:font-size-complex="10pt"/>
    </style:style>
    <style:style style:name="T20" style:family="text">
      <style:text-properties officeooo:rsid="000519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54">ISTOTNE POSTANOWIENIA UMOWY <text:s/>NR <text:s/>……………………..</text:p>
      <text:p text:style-name="P54">(wzór)</text:p>
      <text:p text:style-name="Dafault"><text:span text:style-name="T5">zawarta w Warszawie w dniu ……………………………….…… 20</text:span><text:span text:style-name="T13">20</text:span><text:span text:style-name="T5"> r.</text:span></text:p>
      <text:p text:style-name="Dafault"><text:span text:style-name="T5">pomi</text:span><text:span text:style-name="T9">ę</text:span><text:span text:style-name="T5">dzy </text:span></text:p>
      <text:p text:style-name="P24">Politechniką Warszawską, Instytut Mikromechaniki i Fotoniki</text:p>
      <text:p text:style-name="P21">ul. św. Andrzeja Boboli 8, 02-525 Warszawa,</text:p>
      <text:p text:style-name="Dafault"><text:span text:style-name="T5"><text:s/>NIP:PL </text:span><text:span text:style-name="T18">525 000 58 34</text:span></text:p>
      <text:p text:style-name="Dafault"><text:span text:style-name="T5">reprezentowaną</text:span><text:span text:style-name="T9"> </text:span><text:span text:style-name="T5">przez</text:span></text:p>
      <text:p text:style-name="P27">……………………………………………………………………………………………………………</text:p>
      <text:p text:style-name="Dafault"><text:span text:style-name="T5">zwaną</text:span><text:span text:style-name="T9"> </text:span><text:span text:style-name="T5">dalej Zamawiającym</text:span><text:span text:style-name="T6">,</text:span></text:p>
      <text:p text:style-name="P21">a</text:p>
      <text:p text:style-name="P21">firmą ……………………….. z siedzibą …………………………………………………………..</text:p>
      <text:p text:style-name="P21">NIP: ……………………………….., REGON: ………………………………….…...……………..</text:p>
      <text:p text:style-name="P21">działając na podstawie…………………………………………………………………………….</text:p>
      <text:p text:style-name="Dafault"><text:span text:style-name="T5">reprezentowan</text:span><text:span text:style-name="T9">ą </text:span><text:span text:style-name="T5">przez</text:span></text:p>
      <text:p text:style-name="P21">-…………………………..………………………………………………………………………………</text:p>
      <text:p text:style-name="Dafault"><text:span text:style-name="T11">……………………………</text:span><text:span text:style-name="T5">..…………………………………………………………………………….</text:span></text:p>
      <text:p text:style-name="Dafault"><text:span text:style-name="T5">zwan</text:span><text:span text:style-name="T9">ą </text:span><text:span text:style-name="T5">dalej </text:span><text:span text:style-name="T6">Wykonawcą, </text:span></text:p>
      <text:p text:style-name="P1">została zawarta umowa następującej treści</text:p>
      <text:p text:style-name="P1"/>
      <text:p text:style-name="P55">Podstawa umowy</text:p>
      <text:p text:style-name="P14"><text:span text:style-name="T4">Umowa niniejsza zostaje zawarta w wyniku przeprowadzenia postępowania o dokonanie zamówienia publicznego w trybie propozycji cenowej na</text:span><text:span text:style-name="T2"> „</text:span><text:span text:style-name="T1">XXX”</text:span><text:span text:style-name="T2"> <text:s/>Nr IMiF/XXX/20</text:span><text:span text:style-name="T3">20</text:span><text:span text:style-name="T2"> </text:span><text:span text:style-name="T4">na podstawie art. 4d ustawy z dnia 29 stycznia 2004r. Prawo zamówień publicznych (</text:span><text:span text:style-name="T19">Dz. U. z 2018 r. poz. 1986 z </text:span><text:span text:style-name="T4">późniejszymi zmianami).</text:span></text:p>
      <text:p text:style-name="P23">§ 1</text:p>
      <text:p text:style-name="P56">Przedmiot umowy, termin dostawy i cena</text:p>
      <text:p text:style-name="P34">Przedmiotem umowy jest dostawa na koszt własny Wykonawcy do siedziby Zamawiającego </text:p>
      <text:p text:style-name="P34">Część ….</text:p>
      <text:list xml:id="list474890966" text:style-name="WWNum1">
        <text:list-item>
          <text:p text:style-name="P57"><text:span text:style-name="T12">Wykonawca zobowiązuje</text:span><text:span text:style-name="T4"> się zrealizować przedmiot umowy w </text:span><text:span text:style-name="T14">terminie ………………..o</text:span><text:span text:style-name="T4">d dnia podpisania umowy.</text:span></text:p>
        </text:list-item>
      </text:list>
      <text:p text:style-name="P43">Cena brutto towaru wynosi: .................. (słownie: ............................................................... złotych ....../100) <text:line-break/>w tym:</text:p>
      <text:p text:style-name="P10">wartość podatku od towarów i usług: .................... (słownie: .............................................. złotych .../100)</text:p>
      <text:p text:style-name="P10">cena netto: .............. (słownie: ..................................................................................... złotych .../100)</text:p>
      <text:p text:style-name="P10"/>
      <text:p text:style-name="P9"/>
      <text:list xml:id="list105239732925186" text:continue-numbering="true" text:style-name="WWNum1">
        <text:list-item>
          <text:p text:style-name="P46">Cena zawiera wszystkie koszty i składniki związane z wykonaniem zamówienia oraz warunkami stawianymi przez Zamawiającego, w tym podatek od towarów i usług, podatek akcyzowy, upusty, rabaty, koszty transportu do bezpośredniego użytkownika, opakowanie, ubezpieczenia towaru na czas transportu, koszty odprawy celnej w ramach importu bezpośredniego, instrukcji obsługi oraz gwarancji.</text:p>
        </text:list-item>
        <text:list-item>
          <text:p text:style-name="P47"><text:soft-page-break/>Wymieniona wyżej cena netto nie może ulec zwiększeniu w czasie realizacji umowy.</text:p>
        </text:list-item>
        <text:list-item>
          <text:p text:style-name="P47">Wymieniona wyżej cena nie podlega waloryzacji.</text:p>
        </text:list-item>
        <text:list-item>
          <text:p text:style-name="P47">Ustawowa zmiana procentowej stawki podatku VAT, będzie stanowiła podstawę do zmiany wynagrodzenia brutto i będzie odpowiednio dostosowana aneksem do niniejszej umowy.</text:p>
        </text:list-item>
        <text:list-item>
          <text:p text:style-name="P48">Odbiór dostawy nastąpi protokolarnie zgodnie z protokołem odbioru wg wzoru - Załącznik nr 2 do umowy.</text:p>
        </text:list-item>
        <text:list-item>
          <text:p text:style-name="P48">Jeżeli przy dostawie przedmiotu umowy strony stwierdzą wady bądź braki, Wykonawca zobowiązany jest do nieodpłatnego ich usunięcia w terminie uzgodnionym protokolarnie przez obie strony. Potwierdzeniem przyjęcia dostawy jest protokół odbioru sporządzony nie później niż na 7 dni od dnia dostawy, a w przypadku, gdy przy odbiorze stwierdzono braki lub wady na dzień uzupełnienia braków i usunięcia wad.</text:p>
        </text:list-item>
        <text:list-item>
          <text:p text:style-name="P45"><text:span text:style-name="T4">Ze strony Zamawiaj</text:span><text:span text:style-name="T8">ą</text:span><text:span text:style-name="T4">cego odpowiedzialny za realizacj</text:span><text:span text:style-name="T8">ę </text:span><text:span text:style-name="T4">niniejszej Umowy jest …………………………….………………………., który powołuje do bezpo</text:span><text:span text:style-name="T8">ś</text:span><text:span text:style-name="T4">rednich kontaktów:</text:span></text:p>
        </text:list-item>
      </text:list>
      <text:p text:style-name="P29">Pan/i:....................................................................... tel. ............................................................</text:p>
      <text:p text:style-name="P29">fax:....................................................... e-mail: ………...…………….…………………............................…</text:p>
      <text:p text:style-name="P3"><text:span text:style-name="T15"><text:tab/></text:span><text:span text:style-name="T4">Ze strony Wykonawcy odpowiedzialny za realizacj</text:span><text:span text:style-name="T8">ę </text:span><text:span text:style-name="T4">niniejszej Umowy jest</text:span></text:p>
      <text:p text:style-name="P28">Pan/i:....................................................................... tel. ............................................................</text:p>
      <text:p text:style-name="P28">fax:....................................................... e-mail: ………...…………….…………………………….……............…</text:p>
      <text:list xml:id="list105241235516962" text:continue-numbering="true" text:style-name="WWNum1">
        <text:list-item>
          <text:p text:style-name="P45"><text:span text:style-name="T4">Zmiana osób odpowiedzialnych za realizacj</text:span><text:span text:style-name="T8">ę </text:span><text:span text:style-name="T4">niniejszej Umowy ze Strony Zamawiaj</text:span><text:span text:style-name="T8">ą</text:span><text:span text:style-name="T4">cego i Wykonawcy nie wymaga zmiany pisemnej Umowy, natomiast konieczne jest niezwłoczne pisemne powiadomienie drugiej strony Umowy o zmianie ww. osób.</text:span></text:p>
        </text:list-item>
      </text:list>
      <text:p text:style-name="P11"/>
      <text:p text:style-name="P11"/>
      <text:p text:style-name="P25">§ 2</text:p>
      <text:p text:style-name="P25">Gwarancja i serwis</text:p>
      <text:list xml:id="list2662893443" text:style-name="WWNum5">
        <text:list-item>
          <text:list>
            <text:list-item>
              <text:list>
                <text:list-item>
                  <text:list>
                    <text:list-item>
                      <text:p text:style-name="P30"><text:span text:style-name="T5">Warunki gwarancji i serwisu, zgodnie z ofertą z dnia ……………….20</text:span><text:span text:style-name="T13">20</text:span><text:span text:style-name="T5">r. – załącznik nr 1 do umowy oraz z opisem przedmiotu zamówienia będącego załącznikiem do zaproszenia do składania ofert.</text:span></text:p>
                    </text:list-item>
                    <text:list-item>
                      <text:p text:style-name="P31">Data podpisania bez zastrzeżeń protokołu odbioru końcowego będzie rozumiana jako początek biegu okresu gwarancji.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5">§ 3</text:p>
      <text:p text:style-name="P25">Warunki płatności</text:p>
      <text:list xml:id="list105240024463603"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6">Strony ustalają, że rozliczenie za dostarczony Przedmiot Umowy nastąpi na podstawie faktury.</text:p>
                                </text:list-item>
                                <text:list-item>
                                  <text:p text:style-name="P35"><text:span text:style-name="T4">Faktury b</text:span><text:span text:style-name="T8">ę</text:span><text:span text:style-name="T4">dą wystawiane na Zamawiaj</text:span><text:span text:style-name="T8">ą</text:span><text:span text:style-name="T4">cego: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3">Politechnika Warszawska, Instytut Mikromechaniki i Fotoniki</text:p>
      <text:p text:style-name="P13">ul. św. A. Boboli 8, 02-525 Warszawa, NIP: PL 5250005834, REGON: 000001554</text:p>
      <text:p text:style-name="P13">i dostarczone do siedziby: Politechnika Warszawska, Instytut Mikromechaniki i Fotoniki, pok. ……………….</text:p>
      <text:p text:style-name="P13"/>
      <text:p text:style-name="P4"><text:span text:style-name="T5">Podstawą do wystawienia faktury będzie protokół odbioru dostarczonego Zamawiającemu Przedmiotu Umowy. Protokół będzie podpisany w trzech </text:span><text:soft-page-break/><text:span text:style-name="T5">jednobrzmiących egzemplarzach: jeden dla Wykonawcy, dwa dla Zamawiającego.</text:span></text:p>
      <text:p text:style-name="P5"/>
      <text:list xml:id="list105241325157131"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p text:style-name="P58">Zapłata nastąpi w formie przelewu na wskazany w fakturze numer konta bankowego Wykonawcy w terminie 21 dni od daty otrzymania poprawnie wystawionej faktury.</text:p>
                    </text:list-item>
                    <text:list-item>
                      <text:p text:style-name="P59">Zamawiający wyraża zgodę, aby Wykonawca wystawił fakturę VAT bez podpisu Zamawiającego na fakturze. </text:p>
                    </text:list-item>
                    <text:list-item>
                      <text:p text:style-name="P59">W przypadku zwłoki w zapłacie faktury Zamawiający zapłaci Wykonawcy odsetki ustawowe.</text:p>
                    </text:list-item>
                    <text:list-item>
                      <text:p text:style-name="P59">Wszelkie rozliczenia pomiędzy Zamawiającym a Wykonawcą będą dokonywane w złotych polskich (PLN). 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1">§ 4</text:p>
      <text:p text:style-name="P61">Kary umowne</text:p>
      <text:p text:style-name="P60">1. W razie niewykonania lub nienależytego wykonania umowy strony zobowiązują się zapłacić kary umowne w następujących wypadkach w wysokościach:</text:p>
      <text:p text:style-name="P64">1.1. Zamawiający zapłaci Wykonawcy karę umowną za odstąpienie od umowy wskutek okoliczności leżących po stronie Zamawiającego w wysokości <text:s/>10% kwoty od niezrealizowanej części umowy.</text:p>
      <text:list xml:id="list1470168599" text:style-name="WWNum10">
        <text:list-item>
          <text:list>
            <text:list-item>
              <text:p text:style-name="P65">Wykonawca zapłaci Zamawiającemu kary umowne:</text:p>
            </text:list-item>
          </text:list>
        </text:list-item>
      </text:list>
      <text:p text:style-name="P66">- za odstąpienie od umowy na skutek okoliczności leżących po stronie Wykonawcy w wysokości 10% kwoty od niezrealizowanej części umowy,</text:p>
      <text:p text:style-name="P67">- za opóźnienie Wykonawcy w wykonaniu umowy w wysokości 0,2% <text:s/>kwoty zamówionej partii towaru <text:s text:c="3"/>za każdy <text:s/>rozpoczęty dzień opóźnienia.</text:p>
      <text:p text:style-name="P67">- w przypadku opóźnienia przekraczającego 30 dni Zamawiający może odstąpić od umowy bez poniesienia jakichkolwiek kosztów</text:p>
      <text:p text:style-name="P60">2.<text:tab/>Strony mogą dochodzić na zasadach ogólnych odszkodowań przewyższających zastrzeżone kary umowne, jeżeli nie pokrywają one faktycznie poniesionej szkody.</text:p>
      <text:p text:style-name="P62">§ 5</text:p>
      <text:p text:style-name="P55">Szczególny tryb odstąpienia Zamawiającego od zawartej umowy</text:p>
      <text:list xml:id="list1219404827" text:style-name="WWNum2">
        <text:list-item>
          <text:p text:style-name="P37"><text:span text:style-name="T4">Zamawiaj</text:span><text:span text:style-name="T8">ą</text:span><text:span text:style-name="T4">cy mo</text:span><text:span text:style-name="T8">ż</text:span><text:span text:style-name="T4">e odst</text:span><text:span text:style-name="T8">ą</text:span><text:span text:style-name="T4">pi</text:span><text:span text:style-name="T8">ć </text:span><text:span text:style-name="T4">od niniejszej Umowy w razie wyst</text:span><text:span text:style-name="T8">ą</text:span><text:span text:style-name="T4">pienia istotnej zmiany okoliczno</text:span><text:span text:style-name="T8">ś</text:span><text:span text:style-name="T4">ci, powoduj</text:span><text:span text:style-name="T8">ą</text:span><text:span text:style-name="T4">cej, </text:span><text:span text:style-name="T8">ż</text:span><text:span text:style-name="T4">e wykonanie Umowy nie le</text:span><text:span text:style-name="T8">ż</text:span><text:span text:style-name="T4">y w interesie publicznym, czego nie mo</text:span><text:span text:style-name="T8">ż</text:span><text:span text:style-name="T4">na było przewidzie</text:span><text:span text:style-name="T8">ć </text:span><text:span text:style-name="T4">w chwili zawarcia Umowy.</text:span></text:p>
        </text:list-item>
        <text:list-item>
          <text:p text:style-name="P38"><text:span text:style-name="T4">Odst</text:span><text:span text:style-name="T8">ą</text:span><text:span text:style-name="T4">pienie od Umowy może nast</text:span><text:span text:style-name="T8">ą</text:span><text:span text:style-name="T4">pi</text:span><text:span text:style-name="T8">ć </text:span><text:span text:style-name="T4">w terminie 30 dni od powzi</text:span><text:span text:style-name="T8">ę</text:span><text:span text:style-name="T4">cia wiadomo</text:span><text:span text:style-name="T8">ś</text:span><text:span text:style-name="T4">ci o powy</text:span><text:span text:style-name="T8">ż</text:span><text:span text:style-name="T4">szych okoliczno</text:span><text:span text:style-name="T8">ś</text:span><text:span text:style-name="T4">ciach. Wykonawca mo</text:span><text:span text:style-name="T8">ż</text:span><text:span text:style-name="T4">e w takim przypadku </text:span><text:span text:style-name="T8">żą</text:span><text:span text:style-name="T4">da</text:span><text:span text:style-name="T8">ć </text:span><text:span text:style-name="T4">jedynie wynagrodzenia za cz</text:span><text:span text:style-name="T8">ęść </text:span><text:span text:style-name="T4">Umowy wykonan</text:span><text:span text:style-name="T8">ą </text:span><text:span text:style-name="T4">do daty odst</text:span><text:span text:style-name="T8">ą</text:span><text:span text:style-name="T4">pienia.</text:span></text:p>
        </text:list-item>
      </text:list>
      <text:p text:style-name="P7"/>
      <text:p text:style-name="P2"><text:span text:style-name="T1">§</text:span><text:span text:style-name="T4"> </text:span><text:span text:style-name="T1">6</text:span></text:p>
      <text:p text:style-name="P26">Możliwości zmian w postanowieniach umowy</text:p>
      <text:list xml:id="list1212497609" text:style-name="WWNum3">
        <text:list-item>
          <text:p text:style-name="P39"><text:soft-page-break/><text:span text:style-name="T4">Zmiana tre</text:span><text:span text:style-name="T8">ś</text:span><text:span text:style-name="T4">ci niniejszej Umowy mo</text:span><text:span text:style-name="T8">ż</text:span><text:span text:style-name="T4">e nast</text:span><text:span text:style-name="T8">ą</text:span><text:span text:style-name="T4">pi</text:span><text:span text:style-name="T8">ć </text:span><text:span text:style-name="T4">wył</text:span><text:span text:style-name="T8">ą</text:span><text:span text:style-name="T4">cznie w granicach unormowania art. 144 ust. 1 ustawy Pzp i pod rygorem niewa</text:span><text:span text:style-name="T8">ż</text:span><text:span text:style-name="T4">no</text:span><text:span text:style-name="T8">ś</text:span><text:span text:style-name="T4">ci wymaga formy pisemnego aneksu.</text:span></text:p>
        </text:list-item>
        <text:list-item>
          <text:p text:style-name="P40"><text:span text:style-name="T4">Zamawiaj</text:span><text:span text:style-name="T8">ą</text:span><text:span text:style-name="T4">cy przewiduje mo</text:span><text:span text:style-name="T8">ż</text:span><text:span text:style-name="T4">liwo</text:span><text:span text:style-name="T8">ść </text:span><text:span text:style-name="T4">dokonania zmian postanowie</text:span><text:span text:style-name="T8">ń </text:span><text:span text:style-name="T4">Umowy w zakresie zmiany:</text:span></text:p>
          <text:list>
            <text:list-item>
              <text:p text:style-name="P49"><text:span text:style-name="T4">zaoferowanego urz</text:span><text:span text:style-name="T8">ą</text:span><text:span text:style-name="T4">dzenia na równowa</text:span><text:span text:style-name="T8">ż</text:span><text:span text:style-name="T4">ne lub o lepszych parametrach, za cen</text:span><text:span text:style-name="T8">ę </text:span><text:span text:style-name="T4">podan</text:span><text:span text:style-name="T8">ą </text:span><text:span text:style-name="T4">w tej ofercie, w sytuacji, gdy zaoferowane urz</text:span><text:span text:style-name="T8">ą</text:span><text:span text:style-name="T4">dzenie jest niedost</text:span><text:span text:style-name="T8">ę</text:span><text:span text:style-name="T4">pne na rynku. Wymian</text:span><text:span text:style-name="T8">ę </text:span><text:span text:style-name="T4">urz</text:span><text:span text:style-name="T8">ą</text:span><text:span text:style-name="T4">dzenia nale</text:span><text:span text:style-name="T8">ż</text:span><text:span text:style-name="T4">y uzgodni</text:span><text:span text:style-name="T8">ć </text:span><text:span text:style-name="T4">z Zamawiaj</text:span><text:span text:style-name="T8">ą</text:span><text:span text:style-name="T4">cym;</text:span></text:p>
            </text:list-item>
          </text:list>
        </text:list-item>
      </text:list>
      <text:list xml:id="list762509378" text:style-name="WWNum9">
        <text:list-item>
          <text:list>
            <text:list-item>
              <text:p text:style-name="P50">terminu dostawy w przypadku:</text:p>
              <text:list>
                <text:list-item>
                  <text:p text:style-name="P51"><text:span text:style-name="T4">wyst</text:span><text:span text:style-name="T8">ą</text:span><text:span text:style-name="T4">pienia siły wy</text:span><text:span text:style-name="T8">ż</text:span><text:span text:style-name="T4">szej </text:span><text:span text:style-name="T16">tj. zdarzenia, którego strony nie mogły przewidzi</text:span><text:span text:style-name="T10">eć</text:span><text:span text:style-name="T16">, któremu nie mogły zapobiec, ani nie mo</text:span><text:span text:style-name="T10">gą </text:span><text:span text:style-name="T16">przeciwdział</text:span><text:span text:style-name="T10">ać</text:span><text:span text:style-name="T16">, a które um</text:span><text:span text:style-name="T10">oż</text:span><text:span text:style-name="T16">liwia Wykonawcy wykonanie w c</text:span><text:span text:style-name="T10">zęś</text:span><text:span text:style-name="T16">ci lub w cał</text:span><text:span text:style-name="T10">oś</text:span><text:span text:style-name="T16">ci jego zobow</text:span><text:span text:style-name="T10">ią</text:span><text:span text:style-name="T16">z</text:span><text:span text:style-name="T10">ań</text:span><text:span text:style-name="T16"> obejmująca w szczególno</text:span><text:span text:style-name="T10">ś</text:span><text:span text:style-name="T16">ci, nast</text:span><text:span text:style-name="T10">ę</text:span><text:span text:style-name="T16">puj</text:span><text:span text:style-name="T10">ą</text:span><text:span text:style-name="T16">ce zdarzenia:</text:span></text:p>
                </text:list-item>
              </text:list>
            </text:list-item>
          </text:list>
        </text:list-item>
      </text:list>
      <text:p text:style-name="P12"><text:span text:style-name="T16">-<text:tab/>wojna, działania wojenne, działania wrogów zewn</text:span><text:span text:style-name="T10">ę</text:span><text:span text:style-name="T16">trznych;</text:span></text:p>
      <text:p text:style-name="P52">-<text:tab/>terroryzm, rewolucja, przewrót wojskowy lub cywilny, wojna domowa;</text:p>
      <text:p text:style-name="P12"><text:span text:style-name="T16">-<text:tab/>skutki zastosowania amunicji wojskowej, materiałów wybuchowych, skażenie radioaktywne, z wyj</text:span><text:span text:style-name="T10">ą</text:span><text:span text:style-name="T16">tkiem tych które mog</text:span><text:span text:style-name="T10">ą </text:span><text:span text:style-name="T16">by</text:span><text:span text:style-name="T10">ć </text:span><text:span text:style-name="T16">spowodowane u</text:span><text:span text:style-name="T10">ż</text:span><text:span text:style-name="T16">yciem ich przez Wykonawc</text:span><text:span text:style-name="T10">ę</text:span><text:span text:style-name="T16">;</text:span></text:p>
      <text:p text:style-name="P12"><text:span text:style-name="T16">-<text:tab/>kl</text:span><text:span text:style-name="T10">ę</text:span><text:span text:style-name="T16">ski </text:span><text:span text:style-name="T10">ż</text:span><text:span text:style-name="T16">ywiołowe, jak huragany, powodzie, trz</text:span><text:span text:style-name="T10">ę</text:span><text:span text:style-name="T16">sienie ziemi;</text:span></text:p>
      <text:p text:style-name="P12"><text:span text:style-name="T16">-<text:tab/>bunty, niepokoje, strajki wywołane przez osoby inne ni</text:span><text:span text:style-name="T10">ż </text:span><text:span text:style-name="T16">pracownicy Wykonawcy i jego podwykonawców;</text:span></text:p>
      <text:p text:style-name="P53">-<text:tab/>inne wydarzenia losowe;</text:p>
      <text:list xml:id="list2760139711" text:style-name="WWNum8">
        <text:list-item>
          <text:p text:style-name="P41"><text:span text:style-name="T4">Strona dotkni</text:span><text:span text:style-name="T8">ę</text:span><text:span text:style-name="T4">ta czynnikami losowymi powinna niezwłocznie poinformowa</text:span><text:span text:style-name="T8">ć </text:span><text:span text:style-name="T4">drug</text:span><text:span text:style-name="T8">ą </text:span><text:span text:style-name="T4">Stron</text:span><text:span text:style-name="T8">ę </text:span><text:span text:style-name="T4">faksem, poczt</text:span><text:span text:style-name="T8">ą </text:span><text:span text:style-name="T4">elektroniczn</text:span><text:span text:style-name="T8">ą </text:span><text:span text:style-name="T4">lub w innej formie pisemnej o zaistnieniu tych</text:span><text:span text:style-name="T8"> </text:span><text:span text:style-name="T4">okoliczno</text:span><text:span text:style-name="T8">ś</text:span><text:span text:style-name="T4">ci lub o ich ust</text:span><text:span text:style-name="T8">ą</text:span><text:span text:style-name="T4">pieniu. Wyst</text:span><text:span text:style-name="T8">ą</text:span><text:span text:style-name="T4">pienie wy</text:span><text:span text:style-name="T8">ż</text:span><text:span text:style-name="T4">ej opisanych okoliczno</text:span><text:span text:style-name="T8">ś</text:span><text:span text:style-name="T4">ci, jak</text:span><text:span text:style-name="T8"> </text:span><text:span text:style-name="T4">również</text:span><text:span text:style-name="T8"> </text:span><text:span text:style-name="T4">czas ich trwania potwierdzane jest przez wła</text:span><text:span text:style-name="T8">ś</text:span><text:span text:style-name="T4">ciw</text:span><text:span text:style-name="T8">ą </text:span><text:span text:style-name="T4">Izb</text:span><text:span text:style-name="T8">ę </text:span><text:span text:style-name="T4">Gospodarcz</text:span><text:span text:style-name="T8">ą </text:span><text:span text:style-name="T4">kraju</text:span><text:span text:style-name="T8"> </text:span><text:span text:style-name="T4">Wykonawcy.</text:span><text:span text:style-name="T16"> </text:span><text:span text:style-name="T4">Braków surowcowych, niedoborów siły roboczej, zastosowanie cz</text:span><text:span text:style-name="T8">ęś</text:span><text:span text:style-name="T4">ci wadliwych i przerw w pracy nie uznaje si</text:span><text:span text:style-name="T8">ę </text:span><text:span text:style-name="T4">jako czynników losowych.</text:span></text:p>
        </text:list-item>
        <text:list-item>
          <text:p text:style-name="P42">Zamawiający dopuszcza zmianę umowy w formie aneksu w sytuacji, kiedy nastąpi ustawowa zmiana stawki VAT. Inicjatorem tej zmiany może być Zamawiający lub Wykonawca. Zmiana wymaga zgłoszenia w formie pisemnej w ciągu 14 dni od powzięcia informacji stanowiącej podstawę do wprowadzenia zmian. Zmiana ta nie wpłynie na termin wykonania prac i spowoduje zmianę wynagrodzenia Wykonawcy brutto. Kwota netto wynagrodzenia pozostanie bez zmian. </text:p>
        </text:list-item>
        <text:list-item>
          <text:p text:style-name="P42">Wynagrodzenia z przyczyn wcześniej niemożliwych do przewidzenia lub jeżeli zmiany te są korzystne dla Zamawiającego.</text:p>
        </text:list-item>
        <text:list-item>
          <text:p text:style-name="P42">Wszelkie zmiany umowy wymagają zachowania formy pisemnej - w formie aneksu - pod rygorem ich nieważności.</text:p>
        </text:list-item>
      </text:list>
      <text:p text:style-name="P8"/>
      <text:p text:style-name="P32">§ 7</text:p>
      <text:p text:style-name="P32">Warunki końcowe</text:p>
      <text:list xml:id="list2897779547" text:style-name="WWNum4">
        <text:list-item>
          <text:p text:style-name="P68">Strony mają obowiązek niezwłocznego, pisemnego poinformowania o wszelkich zmianach statusu prawnego swoich firm, a także o wszczęciu postępowania upadłościowego lub likwidacyjnego oraz wskazania uprawnionego podmiotu, który przejmie prawa i obowiązki Strony, a także o każdej zmianie adresu swojej siedziby.</text:p>
        </text:list-item>
        <text:list-item>
          <text:p text:style-name="P69">W sprawach nie uregulowanych niniejszą Umową mają zastosowanie przepisy ustawy Prawo zamówień publicznych, ustawy Kodeksu cywilnego, ustawy Kodeksu postępowania cywilnego.</text:p>
        </text:list-item>
        <text:list-item>
          <text:p text:style-name="P69"><text:soft-page-break/>Prawa i zobowiązania wynikające z niniejszej Umowy mogą być przeniesione na stronę trzecią tylko pod warunkiem pisemnej zgody obu Stron Umowy.</text:p>
        </text:list-item>
        <text:list-item>
          <text:p text:style-name="P69">W razie wystąpienia jakichkolwiek sporów lub niejasności na tle wykonania niniejszej Umowy, Strony zobowiązują się do rozwiązywania ich na drodze rokowań oraz zawezwania do próby ugodowej określonej przepisami art. 184 – 186 Kodeksu postępowania cywilnego.</text:p>
        </text:list-item>
        <text:list-item>
          <text:p text:style-name="P69">W przypadku nieosiągnięcia porozumienia spór będzie podlegał jurysdykcji sądu właściwego dla siedziby Zamawiającego.</text:p>
        </text:list-item>
        <text:list-item>
          <text:p text:style-name="P69">Umowa została sporządzona w dwóch jednobrzmiących egzemplarzach, jeden dla Wykonawcy i jeden dla Zamawiającego.</text:p>
        </text:list-item>
      </text:list>
      <text:p text:style-name="P16"/>
      <text:p text:style-name="P16"/>
      <text:p text:style-name="P16"/>
      <text:p text:style-name="P17"/>
      <text:p text:style-name="P17"/>
      <text:p text:style-name="P17"/>
      <text:p text:style-name="P33">………………………………..…………………<text:tab/>………………..…………………………….</text:p>
      <text:p text:style-name="P18"><text:tab/>(podpis <text:s/>i pieczątka osoby/ osób uprawnionych <text:tab/>(podpis <text:s/>i pieczątka osoby/ osób uprawnionych </text:p>
      <text:p text:style-name="P18"><text:tab/>do występowania <text:s/>w imieniu Zamawiającego)<text:tab/>do występowania <text:s/>w imieniu Wykonawcy)</text:p>
      <text:p text:style-name="P15"><text:span text:style-name="T17">Za</text:span><text:bookmark text:name="_GoBack"/><text:span text:style-name="T17">łączniki do umowy:</text:span></text:p>
      <text:p text:style-name="P63">1. Opis przedmiotu zamówienia </text:p>
      <text:p text:style-name="P63">2. Protokół odbioru - wzór</text:p>
      <text:p text:style-name="P63">3. Kopia oferty złożonej przez wykonawcę.</text:p>
      <text:p text:style-name="P63">4. Oświadczenie wymagane od Wykonawcy w zakresie wypełniania obowiązków RODO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Bitstream Vera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mm" fo:margin-bottom="3.53m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12m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o_20_Spacing" style:display-name="No Spacing" style:family="paragraph" style:default-outline-level="">
      <style:paragraph-properties fo:margin-top="0mm" fo:margin-bottom="0mm" loext:contextual-spacing="false" fo:line-height="100%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Dafault" style:family="paragraph" style:parent-style-name="Standard" style:default-outline-level="">
      <style:paragraph-properties fo:margin-top="0mm" fo:margin-bottom="0mm" loext:contextual-spacing="false" fo:line-height="100%" fo:text-align="justify" style:justify-single-word="false" fo:orphans="0" fo:widows="0" fo:hyphenation-ladder-count="no-limit" style:vertical-align="baseline"/>
      <style:text-properties style:font-name="Arial" fo:font-family="Arial" style:font-family-generic="roman" style:font-pitch="variable" style:letter-kerning="true" style:font-name-asian="Arial1" style:font-family-asian="Arial" style:font-family-generic-asian="system" style:font-pitch-asian="variable" style:language-asian="zh" style:country-asian="CN" style:font-name-complex="Verdana" style:font-family-complex="Verdana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Styl1" style:family="paragraph" style:parent-style-name="Standard" style:default-outline-level="">
      <style:paragraph-properties fo:margin-top="4.23mm" fo:margin-bottom="0mm" loext:contextual-spacing="false" fo:line-height="100%" fo:text-align="justify" style:justify-single-word="false" fo:orphans="0" fo:widows="0" fo:hyphenation-ladder-count="no-limit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Lista_5f_level_5f_1" style:display-name="Lista_level_1" style:family="paragraph" style:parent-style-name="Standard" style:default-outline-level="">
      <style:paragraph-properties fo:margin-top="3mm" fo:margin-bottom="3mm" loext:contextual-spacing="false" style:line-height-at-least="1.76mm" fo:text-align="justify" style:justify-single-word="false" fo:hyphenation-ladder-count="no-limit"/>
      <style:text-properties style:font-name="Arial" fo:font-family="Arial" style:font-family-generic="roman" style:font-pitch="variable" style:letter-kerning="true" style:font-name-asian="Times New Roman1" style:font-family-asian="'Times New Roman'" style:font-family-generic-asian="system" style:font-pitch-asian="variable" style:language-asian="zh" style:country-asian="CN" style:font-name-complex="Mangal" style:font-family-complex="Mangal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Lista_5f_level_5f_2" style:display-name="Lista_level_2" style:family="paragraph" style:parent-style-name="Lista_5f_level_5f_1" style:default-outline-level="">
      <style:paragraph-properties fo:margin-top="0mm" fo:margin-bottom="0mm" loext:contextual-spacing="false">
        <style:tab-stops>
          <style:tab-stop style:position="12.59mm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mm" fo:margin-bottom="0mm" loext:contextual-spacing="false" fo:line-height="100%"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mm" fo:margin-bottom="0mm" loext:contextual-spacing="false" fo:line-height="100%"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Default_20_Paragraph_20_Font" style:display-name="Default Paragraph Font" style:family="text"/>
    <style:style style:name="Tekst_20_podstawowy_20_Znak" style:display-name="Tekst podstawowy Znak" style:family="text" style:parent-style-name="Default_20_Paragraph_20_Font"/>
    <style:style style:name="Tekst_20_podstawowy_20_Znak1" style:display-name="Tekst podstawowy Znak1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ListLabel_20_1" style:display-name="ListLabel 1" style:family="text">
      <style:text-properties style:font-name="Calibri" fo:font-family="Calibri" style:font-family-generic="roman" style:font-pitch="variable" fo:font-style="normal" fo:font-weight="normal" style:font-style-asian="normal" style:font-weight-asian="normal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fo:font-size="12pt" fo:font-weight="normal" style:font-size-asian="12pt" style:font-weight-asian="normal" style:font-name-complex="Arial1" style:font-family-complex="Arial" style:font-family-generic-complex="system" style:font-pitch-complex="variable" style:font-size-complex="12pt" style:font-weight-complex="normal"/>
    </style:style>
    <style:style style:name="ListLabel_20_3" style:display-name="ListLabel 3" style:family="text">
      <style:text-properties fo:font-size="12pt" fo:font-weight="normal" style:font-size-asian="12pt" style:font-weight-asian="normal" style:font-name-complex="Arial1" style:font-family-complex="Arial" style:font-family-generic-complex="system" style:font-pitch-complex="variable" style:font-size-complex="12pt" style:font-weight-complex="normal"/>
    </style:style>
    <style:style style:name="ListLabel_20_4" style:display-name="ListLabel 4" style:family="text">
      <style:text-properties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fo:color="#000000" style:font-name="Calibri" fo:font-family="Calibri" style:font-family-generic="roman" style:font-pitch="variable"/>
    </style:style>
    <style:style style:name="ListLabel_20_7" style:display-name="ListLabel 7" style:family="text">
      <style:text-properties fo:font-size="11pt" fo:font-weight="bold" style:font-size-asian="11pt" style:font-weight-asian="bold" style:font-name-complex="Calibri1" style:font-family-complex="Calibri" style:font-family-generic-complex="system" style:font-pitch-complex="variable" style:font-size-complex="11pt"/>
    </style:style>
    <style:style style:name="ListLabel_20_8" style:display-name="ListLabel 8" style:family="text">
      <style:text-properties style:font-name="Calibri" fo:font-family="Calibri" style:font-family-generic="roman" style:font-pitch="variable" fo:font-size="11pt" fo:font-weight="bold" style:font-size-asian="11pt" style:font-weight-asian="normal" style:font-name-complex="Calibri1" style:font-family-complex="Calibri" style:font-family-generic-complex="system" style:font-pitch-complex="variable" style:font-size-complex="11pt"/>
    </style:style>
    <style:style style:name="ListLabel_20_9" style:display-name="ListLabel 9" style:family="text">
      <style:text-properties style:font-name-complex="Calibri1" style:font-family-complex="Calibri" style:font-family-generic-complex="system" style:font-pitch-complex="variable" style:font-size-complex="11pt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fo:font-weight="bold" style:font-weight-asian="bold"/>
    </style:style>
    <style:style style:name="ListLabel_20_12" style:display-name="ListLabel 12" style:family="text">
      <style:text-properties fo:font-weight="normal" style:font-weight-asian="normal"/>
    </style:style>
    <style:style style:name="ListLabel_20_13" style:display-name="ListLabel 13" style:family="text">
      <style:text-properties fo:font-size="11pt" fo:font-weight="normal" fo:background-color="#00ff00" style:font-size-asian="11pt" style:font-weight-asian="normal" style:font-name-complex="Calibri1" style:font-family-complex="Calibri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12.59mm" fo:text-indent="-7.62mm" fo:margin-left="7.62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2.59mm" fo:text-indent="-10.16mm" fo:margin-left="10.16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2.59mm" fo:text-indent="-12.7mm" fo:margin-left="12.7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2.59mm" fo:text-indent="-15.24mm" fo:margin-left="15.24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2.59mm" fo:text-indent="-17.78mm" fo:margin-left="17.78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2.59mm" fo:text-indent="-20.32mm" fo:margin-left="20.32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59mm" fo:text-indent="-22.86mm" fo:margin-left="22.86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59mm" fo:text-indent="-25.4mm" fo:margin-left="25.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59mm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text:list-tab-stop-position="18.49mm" fo:text-indent="-7.62mm" fo:margin-left="13.51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8.49mm" fo:text-indent="-10.16mm" fo:margin-left="16.05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8.49mm" fo:text-indent="-12.7mm" fo:margin-left="18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8.49mm" fo:text-indent="-15.24mm" fo:margin-left="21.13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8.49mm" fo:text-indent="-17.78mm" fo:margin-left="23.6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8.49mm" fo:text-indent="-20.32mm" fo:margin-left="26.21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8.49mm" fo:text-indent="-22.86mm" fo:margin-left="28.7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8.49mm" fo:text-indent="-25.4mm" fo:margin-left="31.29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8.49mm" fo:text-indent="-27.94mm" fo:margin-left="33.8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text:list-tab-stop-position="12.59mm" fo:text-indent="-7.62mm" fo:margin-left="7.62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2.59mm" fo:text-indent="-10.16mm" fo:margin-left="10.16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2.59mm" fo:text-indent="-12.7mm" fo:margin-left="12.7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2.59mm" fo:text-indent="-15.24mm" fo:margin-left="15.24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2.59mm" fo:text-indent="-17.78mm" fo:margin-left="17.78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2.59mm" fo:text-indent="-20.32mm" fo:margin-left="20.32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59mm" fo:text-indent="-22.86mm" fo:margin-left="22.86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59mm" fo:text-indent="-25.4mm" fo:margin-left="25.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59mm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6.35mm" fo:margin-left="11.38mm"/>
        </style:list-level-properties>
      </text:list-level-style-number>
      <text:list-level-style-number text:level="2" style:num-suffix=".1." style:num-format="">
        <style:list-level-properties text:list-level-position-and-space-mode="label-alignment">
          <style:list-level-label-alignment text:label-followed-by="nothing" fo:text-indent="-6.35mm" fo:margin-left="24.08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6.78mm"/>
        </style:list-level-properties>
      </text:list-level-style-number>
      <text:list-level-style-number text:level="4" text:style-name="ListLabel_20_8" style:num-suffix="." style:num-format="1">
        <style:list-level-properties text:list-level-position-and-space-mode="label-alignment">
          <style:list-level-label-alignment text:label-followed-by="listtab" fo:text-indent="-6.35mm" fo:margin-left="49.48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2.18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4.88mm"/>
        </style:list-level-properties>
      </text:list-level-style-number>
      <text:list-level-style-number text:level="7" text:style-name="ListLabel_20_9" style:num-suffix="." style:num-format="1">
        <style:list-level-properties text:list-level-position-and-space-mode="label-alignment">
          <style:list-level-label-alignment text:label-followed-by="listtab" fo:text-indent="-6.35mm" fo:margin-left="87.58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0.28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2.98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0.21mm" fo:text-indent="-12.7mm" fo:margin-left="20.21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7.73mm" fo:text-indent="-12.7mm" fo:margin-left="27.73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1.59mm" fo:text-indent="-19.05mm" fo:margin-left="41.59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9.11mm" fo:text-indent="-19.05mm" fo:margin-left="49.11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2.97mm" fo:text-indent="-25.4mm" fo:margin-left="62.97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0.49mm" fo:text-indent="-25.4mm" fo:margin-left="70.49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4.35mm" fo:text-indent="-31.75mm" fo:margin-left="84.35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1.86mm" fo:text-indent="-31.75mm" fo:margin-left="91.8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text:style-name="ListLabel_20_10" style:num-suffix="." style:num-format="1" text:display-levels="2">
        <style:list-level-properties text:list-level-position-and-space-mode="label-alignment">
          <style:list-level-label-alignment text:label-followed-by="listtab" text:list-tab-stop-position="20.21mm" fo:text-indent="-12.7mm" fo:margin-left="20.21mm"/>
        </style:list-level-properties>
      </text:list-level-style-number>
      <text:list-level-style-number text:level="3" text:style-name="ListLabel_20_11" style:num-suffix="." style:num-format="1" text:display-levels="3">
        <style:list-level-properties text:list-level-position-and-space-mode="label-alignment">
          <style:list-level-label-alignment text:label-followed-by="listtab" text:list-tab-stop-position="27.73mm" fo:text-indent="-12.7mm" fo:margin-left="27.73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1.59mm" fo:text-indent="-19.05mm" fo:margin-left="41.59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9.11mm" fo:text-indent="-19.05mm" fo:margin-left="49.11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2.97mm" fo:text-indent="-25.4mm" fo:margin-left="62.97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0.49mm" fo:text-indent="-25.4mm" fo:margin-left="70.49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4.35mm" fo:text-indent="-31.75mm" fo:margin-left="84.35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1.86mm" fo:text-indent="-31.75mm" fo:margin-left="91.8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number text:level="1" text:style-name="ListLabel_20_12" style:num-suffix="." style:num-format="1" text:start-value="3">
        <style:list-level-properties text:list-level-position-and-space-mode="label-alignment">
          <style:list-level-label-alignment text:label-followed-by="listtab" fo:text-indent="-8.73mm" fo:margin-left="8.73m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8.73mm" fo:margin-left="11.68mm"/>
        </style:list-level-properties>
      </text:list-level-style-number>
      <text:list-level-style-number text:level="3" text:style-name="ListLabel_20_13" style:num-suffix="." style:num-format="1" text:display-levels="3">
        <style:list-level-properties text:list-level-position-and-space-mode="label-alignment">
          <style:list-level-label-alignment text:label-followed-by="listtab" fo:text-indent="-12.7mm" fo:margin-left="18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2.7mm" fo:margin-left="21.54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9.05mm" fo:margin-left="30.83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9.05mm" fo:margin-left="33.78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5.4mm" fo:margin-left="43.07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5.4mm" fo:margin-left="46.02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1.75mm" fo:margin-left="55.3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6.35mm" fo:margin-left="19.8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39.72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2.7mm" fo:margin-left="53.23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9.05mm" fo:margin-left="73.1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9.05mm" fo:margin-left="86.61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5.4mm" fo:margin-left="106.47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119.98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5.4mm" fo:margin-left="133.49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6.61mm" fo:margin-left="6.61m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text:list-tab-stop-position="12.49mm" fo:text-indent="-6.61mm" fo:margin-left="6.61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9.05mm" fo:margin-left="19.05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9.05mm" fo:margin-left="19.05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1.75mm" fo:margin-left="31.75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8.1mm" fo:margin-left="38.1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7.52mm" fo:margin-bottom="12.49mm" fo:margin-left="24.99mm" fo:margin-right="24.99mm" style:writing-mode="lr-tb" style:layout-grid-color="#c0c0c0" style:layout-grid-lines="39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15.03mm" fo:margin-left="0mm" fo:margin-right="0mm" fo:margin-top="14.02mm" style:dynamic-spacing="true"/>
      </style:footer-style>
    </style:page-layout>
  </office:automatic-styles>
  <office:master-styles>
    <style:master-page style:name="Standard" style:page-layout-name="Mpm1">
      <style:footer>
        <text:p text:style-name="Footer">Umowa nr XXXXXXXX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Lepa Maria</meta:initial-creator>
    <dc:creator>Wojciech Krauze</dc:creator>
    <meta:editing-cycles>10</meta:editing-cycles>
    <meta:creation-date>2019-04-10T13:04:00</meta:creation-date>
    <dc:date>2020-04-23T10:52:39.488353600</dc:date>
    <meta:editing-duration>PT22M40S</meta:editing-duration>
    <meta:generator>LibreOffice/6.4.3.2$Linux_X86_64 LibreOffice_project/40$Build-2</meta:generator>
    <meta:document-statistic meta:table-count="0" meta:image-count="0" meta:object-count="0" meta:page-count="5" meta:paragraph-count="105" meta:word-count="1330" meta:character-count="10510" meta:non-whitespace-character-count="929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